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52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 table:number-columns-spanned="8" table:number-rows-spanned="1">
            <text:p>Sortowanie bąbelkowe</text:p>
          </table:table-cell>
          <table:covered-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r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 table:number-columns-spanned="8" table:number-rows-spanned="1">
            <text:p>Sortowanie przez wybór</text:p>
          </table:table-cell>
          <table:covered-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r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 table:number-columns-spanned="8" table:number-rows-spanned="1">
            <text:p>Sortowanie przez wstawianie</text:p>
          </table:table-cell>
          <table:covered-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r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3:46:33.631466115</meta:creation-date>
    <dc:date>2019-01-04T14:14:55.923210253</dc:date>
    <meta:editing-duration>PT27M1S</meta:editing-duration>
    <meta:editing-cycles>5</meta:editing-cycles>
    <meta:generator>LibreOffice/6.0.7.3$Linux_X86_64 LibreOffice_project/00m0$Build-3</meta:generator>
    <meta:document-statistic meta:table-count="1" meta:cell-count="163" meta:object-count="0"/>
  </office:meta>
</office:document-meta>
</file>